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Key.TextKey( String key , String bundle , Object [ ] arg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Key.insert( Object addme , Object metoo , Object meth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ool.get( String key , List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get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ool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ool.get( String key , String bundle , Object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get( String append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Tool.get( String key , String bundle , Object [ ] args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eTool.get( String key , String bundle , List arg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ool.exists( String key , String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Tool.get( String key , Object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ool.get( String key ,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bundle( String set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cle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insert( Object [ ] add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xtKey.insert( Object add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insert( List add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Tool.exist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locale( Locale set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Key.insert( Object addme , Object met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ool.get( String key , String bundle , List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